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1EF9EE5F82F8F54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655cm" fo:min-width="10.93cm"/>
    </style:style>
    <style:style style:name="gr3" style:family="graphic" style:parent-style-name="standard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000000" draw:secondary-fill-color="#d4ea6b" draw:opacity="90%" draw:textarea-horizontal-align="center" draw:textarea-vertical-align="middle" draw:auto-grow-height="false" draw:fit-to-size="false" style:shrink-to-fit="false" fo:min-height="1.221cm" fo:min-width="3.174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4" style:family="graphic" style:parent-style-name="standard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2.226cm" fo:min-width="4.4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338cm" fo:min-width="16.645cm"/>
    </style:style>
    <style:style style:name="gr7" style:family="graphic" style:parent-style-name="standard">
      <style:graphic-properties svg:stroke-color="#2a6099" draw:fill-color="#ffffff" draw:textarea-horizontal-align="justify" draw:textarea-vertical-align="middle" draw:auto-grow-height="false" fo:min-height="4.512cm" fo:min-width="6.802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512cm" fo:min-width="6.802cm"/>
    </style:style>
    <style:style style:name="gr9" style:family="graphic" style:parent-style-name="objectwithoutfill">
      <style:graphic-properties svg:stroke-color="#2a6099" draw:fill="none" draw:textarea-vertical-align="middle"/>
    </style:style>
    <style:style style:name="gr10" style:family="graphic" style:parent-style-name="standard">
      <style:graphic-properties svg:stroke-color="#2a6099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2a6099" draw:fill-color="#ffffff" draw:textarea-horizontal-align="justify" draw:textarea-vertical-align="middle" draw:auto-grow-height="false" fo:min-height="2.607cm" fo:min-width="6.1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000000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tyle="normal"/>
    </style:style>
    <style:style style:name="P10" style:family="paragraph">
      <loext:graphic-properties draw:fill-color="#ffffff"/>
      <style:paragraph-properties fo:text-align="center"/>
      <style:text-properties fo:font-style="normal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415cm" svg:y1="6.397cm" svg:x2="20.532cm" svg:y2="6.397cm">
          <text:p/>
        </draw:line>
        <draw:custom-shape draw:style-name="gr2" draw:text-style-name="P2" draw:layer="layout" svg:width="11.43cm" svg:height="1.905cm" svg:x="1.635cm" svg:y="1cm">
          <text:p/>
          <draw:enhanced-geometry svg:viewBox="0 0 21600 21600" draw:type="rectangle" draw:enhanced-path="M 0 0 L 21600 0 21600 21600 0 21600 0 0 Z N"/>
        </draw:custom-shape>
        <draw:custom-shape draw:name="Snow 1" draw:style-name="gr3" draw:text-style-name="P3" draw:layer="layout" svg:width="3.752cm" svg:height="1.558cm" svg:x="3.598cm" svg:y="1.347cm">
          <text:p/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 1" draw:style-name="gr4" draw:text-style-name="P5" draw:layer="layout" svg:width="5.023cm" svg:height="2.511cm" svg:x="3.857cm" svg:y="1.317cm">
          <text:p text:style-name="P4"><text:span text:style-name="T1">Titre</text:span></text:p>
          <text:p text:style-name="P4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1" draw:text-style-name="P1" draw:layer="layout" svg:x1="1.635cm" svg:y1="3.54cm" svg:x2="10.207cm" svg:y2="3.54cm">
          <text:p/>
        </draw:line>
        <draw:line draw:style-name="gr1" draw:text-style-name="P1" draw:layer="layout" svg:x1="1.635cm" svg:y1="4.492cm" svg:x2="10.207cm" svg:y2="4.492cm">
          <text:p/>
        </draw:line>
        <draw:line draw:style-name="gr1" draw:text-style-name="P1" draw:layer="layout" svg:x1="1.635cm" svg:y1="5.445cm" svg:x2="10.207cm" svg:y2="5.445cm">
          <text:p/>
        </draw:line>
        <draw:frame draw:style-name="gr5" draw:text-style-name="P1" draw:layer="layout" svg:width="4.701cm" svg:height="4.701cm" svg:x="14.396cm" svg:y="1.061cm">
          <draw:image xlink:href="Pictures/1000000000000400000004001EF9EE5F82F8F54A.jpg" xlink:type="simple" xlink:show="embed" xlink:actuate="onLoad" draw:mime-type="image/jpeg">
            <text:p/>
          </draw:image>
        </draw:frame>
        <draw:custom-shape draw:style-name="gr6" draw:text-style-name="P2" draw:layer="layout" svg:width="17.145cm" svg:height="1.588cm" svg:x="1.634cm" svg:y="6.954cm">
          <text:p/>
          <draw:enhanced-geometry svg:viewBox="0 0 21600 21600" draw:type="rectangle" draw:enhanced-path="M 0 0 L 21600 0 21600 21600 0 21600 0 0 Z N"/>
        </draw:custom-shape>
        <draw:custom-shape draw:name="Simple 2" draw:style-name="gr4" draw:text-style-name="P5" draw:layer="layout" svg:width="5.023cm" svg:height="2.511cm" svg:x="7.349cm" svg:y="7.272cm">
          <text:p text:style-name="P4"><text:span text:style-name="T1">Titre</text:span></text:p>
          <text:p text:style-name="P4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7" draw:text-style-name="P7" draw:layer="layout" svg:width="7.302cm" svg:height="4.762cm" svg:x="2.27cm" svg:y="9.177cm">
          <text:p text:style-name="P6"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302cm" svg:height="4.762cm" svg:x="10.842cm" svg:y="9.17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904cm" svg:y1="9.812cm" svg:x2="7.984cm" svg:y2="9.812cm">
          <text:p/>
        </draw:line>
        <draw:line draw:style-name="gr1" draw:text-style-name="P1" draw:layer="layout" svg:x1="2.904cm" svg:y1="9.812cm" svg:x2="7.984cm" svg:y2="9.812cm">
          <text:p/>
        </draw:line>
        <draw:line draw:style-name="gr1" draw:text-style-name="P1" draw:layer="layout" svg:x1="2.904cm" svg:y1="10.764cm" svg:x2="7.984cm" svg:y2="10.764cm">
          <text:p/>
        </draw:line>
        <draw:line draw:style-name="gr1" draw:text-style-name="P1" draw:layer="layout" svg:x1="2.904cm" svg:y1="12.034cm" svg:x2="7.984cm" svg:y2="12.034cm">
          <text:p/>
        </draw:line>
        <draw:line draw:style-name="gr1" draw:text-style-name="P1" draw:layer="layout" svg:x1="2.904cm" svg:y1="10.764cm" svg:x2="7.984cm" svg:y2="10.764cm">
          <text:p/>
        </draw:line>
        <draw:line draw:style-name="gr1" draw:text-style-name="P1" draw:layer="layout" svg:x1="11.794cm" svg:y1="10.129cm" svg:x2="16.874cm" svg:y2="10.129cm">
          <text:p/>
        </draw:line>
        <draw:line draw:style-name="gr1" draw:text-style-name="P1" draw:layer="layout" svg:x1="11.794cm" svg:y1="11.399cm" svg:x2="16.874cm" svg:y2="11.399cm">
          <text:p/>
        </draw:line>
        <draw:line draw:style-name="gr1" draw:text-style-name="P1" draw:layer="layout" svg:x1="11.794cm" svg:y1="12.352cm" svg:x2="16.557cm" svg:y2="12.352cm">
          <text:p/>
        </draw:line>
        <draw:line draw:style-name="gr9" draw:text-style-name="P9" draw:layer="layout" svg:x1="0.365cm" svg:y1="14.652cm" svg:x2="20.532cm" svg:y2="14.652cm">
          <text:p/>
        </draw:line>
        <draw:custom-shape draw:style-name="gr6" draw:text-style-name="P2" draw:layer="layout" svg:width="17.145cm" svg:height="1.588cm" svg:x="1.74cm" svg:y="15.074cm">
          <text:p/>
          <draw:enhanced-geometry svg:viewBox="0 0 21600 21600" draw:type="rectangle" draw:enhanced-path="M 0 0 L 21600 0 21600 21600 0 21600 0 0 Z N"/>
        </draw:custom-shape>
        <draw:custom-shape draw:name="Simple 3" draw:style-name="gr4" draw:text-style-name="P5" draw:layer="layout" svg:width="5.023cm" svg:height="2.511cm" svg:x="7.985cm" svg:y="15.287cm">
          <text:p text:style-name="P4"><text:span text:style-name="T1">Titre</text:span></text:p>
          <text:p text:style-name="P4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9" draw:text-style-name="P9" draw:layer="layout" svg:x1="1.952cm" svg:y1="17.432cm" svg:x2="1.952cm" svg:y2="22.512cm">
          <text:p/>
        </draw:line>
        <draw:custom-shape draw:style-name="gr10" draw:text-style-name="P10" draw:layer="layout" svg:width="0.635cm" svg:height="0.318cm" svg:x="1.634cm" svg:y="18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35cm" svg:height="0.318cm" svg:x="1.634cm" svg:y="19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635cm" svg:height="0.318cm" svg:x="1.634cm" svg:y="21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2.904cm" svg:y1="18.384cm" svg:x2="18.144cm" svg:y2="18.384cm">
          <text:p/>
        </draw:line>
        <draw:line draw:style-name="gr9" draw:text-style-name="P9" draw:layer="layout" svg:x1="2.904cm" svg:y1="19.972cm" svg:x2="18.144cm" svg:y2="19.972cm">
          <text:p/>
        </draw:line>
        <draw:line draw:style-name="gr9" draw:text-style-name="P9" draw:layer="layout" svg:x1="2.904cm" svg:y1="21.559cm" svg:x2="18.144cm" svg:y2="21.559cm">
          <text:p/>
        </draw:line>
        <draw:line draw:style-name="gr9" draw:text-style-name="P9" draw:layer="layout" svg:x1="0.48cm" svg:y1="22.907cm" svg:x2="20.532cm" svg:y2="22.907cm">
          <text:p/>
        </draw:line>
        <draw:custom-shape draw:style-name="gr6" draw:text-style-name="P2" draw:layer="layout" svg:width="17.145cm" svg:height="1.588cm" svg:x="1.952cm" svg:y="23.225cm">
          <text:p/>
          <draw:enhanced-geometry svg:viewBox="0 0 21600 21600" draw:type="rectangle" draw:enhanced-path="M 0 0 L 21600 0 21600 21600 0 21600 0 0 Z N"/>
        </draw:custom-shape>
        <draw:custom-shape draw:name="Simple 4" draw:style-name="gr4" draw:text-style-name="P5" draw:layer="layout" svg:width="5.023cm" svg:height="2.511cm" svg:x="7.349cm" svg:y="23.464cm">
          <text:p text:style-name="P4"><text:span text:style-name="T1">Titre</text:span></text:p>
          <text:p text:style-name="P4"><text:span text:style-name="T1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1" draw:text-style-name="P10" draw:layer="layout" svg:width="6.667cm" svg:height="2.857cm" svg:x="1.952cm" svg:y="25.13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2.587cm" svg:y1="25.765cm" svg:x2="7.985cm" svg:y2="25.765cm">
          <text:p/>
        </draw:line>
        <draw:line draw:style-name="gr9" draw:text-style-name="P9" draw:layer="layout" svg:x1="2.587cm" svg:y1="26.717cm" svg:x2="7.985cm" svg:y2="26.717cm">
          <text:p/>
        </draw:line>
        <draw:line draw:style-name="gr9" draw:text-style-name="P9" draw:layer="layout" svg:x1="2.587cm" svg:y1="26.717cm" svg:x2="7.985cm" svg:y2="26.717cm">
          <text:p/>
        </draw:line>
        <draw:line draw:style-name="gr9" draw:text-style-name="P9" draw:layer="layout" svg:x1="2.587cm" svg:y1="27.352cm" svg:x2="7.985cm" svg:y2="27.352cm">
          <text:p/>
        </draw:line>
        <draw:custom-shape draw:style-name="gr11" draw:text-style-name="P10" draw:layer="layout" svg:width="6.667cm" svg:height="2.857cm" svg:x="11.795cm" svg:y="25.13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12.43cm" svg:y1="25.765cm" svg:x2="17.828cm" svg:y2="25.765cm">
          <text:p/>
        </draw:line>
        <draw:line draw:style-name="gr9" draw:text-style-name="P9" draw:layer="layout" svg:x1="12.43cm" svg:y1="26.717cm" svg:x2="17.828cm" svg:y2="26.717cm">
          <text:p/>
        </draw:line>
        <draw:line draw:style-name="gr9" draw:text-style-name="P9" draw:layer="layout" svg:x1="12.43cm" svg:y1="26.717cm" svg:x2="17.828cm" svg:y2="26.717cm">
          <text:p/>
        </draw:line>
        <draw:line draw:style-name="gr9" draw:text-style-name="P9" draw:layer="layout" svg:x1="12.43cm" svg:y1="27.352cm" svg:x2="17.828cm" svg:y2="27.352cm">
          <text:p/>
        </draw:line>
        <draw:custom-shape draw:style-name="gr11" draw:text-style-name="P10" draw:layer="layout" svg:width="6.667cm" svg:height="2.857cm" svg:x="1.952cm" svg:y="25.13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2.587cm" svg:y1="25.765cm" svg:x2="7.985cm" svg:y2="25.765cm">
          <text:p/>
        </draw:line>
        <draw:line draw:style-name="gr9" draw:text-style-name="P9" draw:layer="layout" svg:x1="2.587cm" svg:y1="26.717cm" svg:x2="7.985cm" svg:y2="26.717cm">
          <text:p/>
        </draw:line>
        <draw:line draw:style-name="gr9" draw:text-style-name="P9" draw:layer="layout" svg:x1="2.587cm" svg:y1="26.717cm" svg:x2="7.985cm" svg:y2="26.717cm">
          <text:p/>
        </draw:line>
        <draw:line draw:style-name="gr9" draw:text-style-name="P9" draw:layer="layout" svg:x1="2.587cm" svg:y1="27.352cm" svg:x2="7.985cm" svg:y2="27.352cm">
          <text:p/>
        </draw:line>
        <draw:custom-shape draw:style-name="gr11" draw:text-style-name="P10" draw:layer="layout" svg:width="6.667cm" svg:height="2.857cm" svg:x="1.952cm" svg:y="25.13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2.587cm" svg:y1="25.765cm" svg:x2="7.985cm" svg:y2="25.765cm">
          <text:p/>
        </draw:line>
        <draw:line draw:style-name="gr9" draw:text-style-name="P9" draw:layer="layout" svg:x1="2.587cm" svg:y1="26.717cm" svg:x2="7.985cm" svg:y2="26.717cm">
          <text:p/>
        </draw:line>
        <draw:line draw:style-name="gr9" draw:text-style-name="P9" draw:layer="layout" svg:x1="2.587cm" svg:y1="26.717cm" svg:x2="7.985cm" svg:y2="26.717cm">
          <text:p/>
        </draw:line>
        <draw:line draw:style-name="gr9" draw:text-style-name="P9" draw:layer="layout" svg:x1="2.587cm" svg:y1="27.352cm" svg:x2="7.985cm" svg:y2="27.352cm">
          <text:p/>
        </draw:line>
        <draw:custom-shape draw:style-name="gr11" draw:text-style-name="P10" draw:layer="layout" svg:width="6.667cm" svg:height="2.857cm" svg:x="1.952cm" svg:y="25.13cm">
          <text:p/>
          <draw:enhanced-geometry svg:viewBox="0 0 21600 21600" draw:type="rectangle" draw:enhanced-path="M 0 0 L 21600 0 21600 21600 0 21600 0 0 Z N"/>
        </draw:custom-shape>
        <draw:line draw:style-name="gr9" draw:text-style-name="P9" draw:layer="layout" svg:x1="2.587cm" svg:y1="25.765cm" svg:x2="7.985cm" svg:y2="25.765cm">
          <text:p/>
        </draw:line>
        <draw:line draw:style-name="gr9" draw:text-style-name="P9" draw:layer="layout" svg:x1="2.587cm" svg:y1="26.717cm" svg:x2="7.985cm" svg:y2="26.717cm">
          <text:p/>
        </draw:line>
        <draw:line draw:style-name="gr9" draw:text-style-name="P9" draw:layer="layout" svg:x1="2.587cm" svg:y1="26.717cm" svg:x2="7.985cm" svg:y2="26.717cm">
          <text:p/>
        </draw:line>
        <draw:line draw:style-name="gr9" draw:text-style-name="P9" draw:layer="layout" svg:x1="2.587cm" svg:y1="27.352cm" svg:x2="7.985cm" svg:y2="27.3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94cm" fo:margin-bottom="1cm" fo:margin-left="0.48cm" fo:margin-right="0.468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10:50.963059567</meta:creation-date>
    <dc:date>2023-02-15T16:55:01.232365312</dc:date>
    <meta:editing-duration>PT16M21S</meta:editing-duration>
    <meta:editing-cycles>3</meta:editing-cycles>
    <meta:generator>LibreOffice/7.3.7.2$Linux_X86_64 LibreOffice_project/30$Build-2</meta:generator>
    <meta:document-statistic meta:object-count="58"/>
  </office:meta>
</office:document-meta>
</file>